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Courier New" svg:font-family="'Courier New'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mbria Math" svg:font-family="'Cambria Math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text-properties fo:font-weight="bold" style:font-weight-asian="bold" style:font-weight-complex="bold"/>
    </style:style>
    <style:style style:name="P3" style:family="paragraph" style:parent-style-name="Text_20_body">
      <style:paragraph-properties fo:margin-left="0cm" fo:margin-right="0cm" fo:text-indent="-0.635cm" style:auto-text-indent="false"/>
    </style:style>
    <style:style style:name="P4" style:family="paragraph" style:parent-style-name="Text_20_body">
      <style:paragraph-properties fo:margin-left="0cm" fo:margin-right="0cm" fo:line-height="115%" fo:text-indent="-0.635cm" style:auto-text-indent="false"/>
    </style:style>
    <style:style style:name="P5" style:family="paragraph" style:parent-style-name="Text_20_body">
      <style:paragraph-properties fo:margin-left="1.884cm" fo:margin-right="0cm" fo:text-indent="-0.635cm" style:auto-text-indent="false"/>
    </style:style>
    <style:style style:name="P6" style:family="paragraph" style:parent-style-name="Text_20_body">
      <style:paragraph-properties fo:margin-left="1.884cm" fo:margin-right="0cm" fo:text-indent="0.614cm" style:auto-text-indent="false"/>
    </style:style>
    <style:style style:name="P7" style:family="paragraph" style:parent-style-name="Text_20_body">
      <style:paragraph-properties fo:margin-left="1.884cm" fo:margin-right="0cm" fo:text-indent="0.614cm" style:auto-text-indent="false"/>
      <style:text-properties fo:language="en" fo:country="US"/>
    </style:style>
    <style:style style:name="P8" style:family="paragraph" style:parent-style-name="Text_20_body">
      <style:paragraph-properties fo:margin-left="1.884cm" fo:margin-right="0cm" fo:text-indent="0cm" style:auto-text-indent="false"/>
    </style:style>
    <style:style style:name="P9" style:family="paragraph" style:parent-style-name="Text_20_body">
      <style:paragraph-properties fo:margin-left="0.635cm" fo:margin-right="0cm" fo:text-indent="0cm" style:auto-text-indent="false"/>
    </style:style>
    <style:style style:name="P10" style:family="paragraph" style:parent-style-name="Text_20_body">
      <style:paragraph-properties fo:margin-left="0.635cm" fo:margin-right="0cm" fo:text-indent="0cm" style:auto-text-indent="false"/>
      <style:text-properties fo:font-style="italic"/>
    </style:style>
    <style:style style:name="P11" style:family="paragraph" style:parent-style-name="Text_20_body">
      <style:paragraph-properties fo:margin-left="2.54cm" fo:margin-right="0cm" fo:text-indent="-0.635cm" style:auto-text-indent="false"/>
    </style:style>
    <style:style style:name="P12" style:family="paragraph" style:parent-style-name="Text_20_body">
      <style:paragraph-properties fo:margin-left="0cm" fo:margin-right="0cm" fo:text-indent="1.249cm" style:auto-text-indent="false"/>
    </style:style>
    <style:style style:name="P13" style:family="paragraph" style:parent-style-name="Text_20_body">
      <style:paragraph-properties fo:margin-left="2.54cm" fo:margin-right="0cm" fo:text-indent="0cm" style:auto-text-indent="false"/>
    </style:style>
    <style:style style:name="T1" style:family="text">
      <style:text-properties fo:language="en" fo:country="US"/>
    </style:style>
    <style:style style:name="T2" style:family="text">
      <style:text-properties fo:font-variant="normal" fo:text-transform="none" style:font-name="Symbol"/>
    </style:style>
    <style:style style:name="T3" style:family="text">
      <style:text-properties fo:font-variant="normal" fo:text-transform="none" style:font-name="Symbol" fo:language="en" fo:country="US"/>
    </style:style>
    <style:style style:name="T4" style:family="text">
      <style:text-properties fo:font-variant="normal" fo:text-transform="none" style:font-name="Courier New"/>
    </style:style>
    <style:style style:name="T5" style:family="text">
      <style:text-properties fo:font-variant="normal" fo:text-transform="none" style:font-name="Courier New" fo:language="en" fo:country="US"/>
    </style:style>
    <style:style style:name="T6" style:family="text">
      <style:text-properties style:font-name="Symbol"/>
    </style:style>
    <style:style style:name="T7" style:family="text">
      <style:text-properties style:font-name="Symbol" fo:language="en" fo:country="US"/>
    </style:style>
    <style:style style:name="T8" style:family="text">
      <style:text-properties style:font-name="Courier New"/>
    </style:style>
    <style:style style:name="T9" style:family="text">
      <style:text-properties style:font-name="Courier New" fo:language="en" fo:country="US"/>
    </style:style>
    <style:style style:name="T10" style:family="text">
      <style:text-properties fo:background-color="#ffff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Резюме на должность <text:span text:style-name="T1">Android</text:span> разработчика</text:p>
      <text:p text:style-name="Text_20_body">ФИО: Балакин Сергей Михайлович.</text:p>
      <text:p text:style-name="Text_20_body">Дата рождения: 11.10.1993 (21 год).</text:p>
      <text:p text:style-name="Text_20_body"/>
      <text:p text:style-name="Text_20_body">Образование:</text:p>
      <text:p text:style-name="P3"><text:span text:style-name="T6"><text:tab/><text:tab/>· </text:span>Высшее. Алтайский государственный технический университет, направление – <text:tab/><text:tab/>«Программная инженерия» (прежнее название – «ПОВТ»)</text:p>
      <text:p text:style-name="P3"><text:span text:style-name="T6"><text:tab/><text:tab/>·</text:span><text:span text:style-name="T2"> </text:span>Военная кафедра (в армию не заберут)</text:p>
      <text:p text:style-name="P3"/>
      <text:p text:style-name="Text_20_body">Общий опыт программирования: 4 года, из них:</text:p>
      <text:p text:style-name="P3"><text:span text:style-name="T6"><text:tab/><text:tab/>·</text:span><text:span text:style-name="T2"> </text:span>C/C++: первые 1.5 года.</text:p>
      <text:p text:style-name="P3"><text:span text:style-name="T6"><text:tab/><text:tab/>·</text:span><text:span text:style-name="T2"> </text:span>Android и Java: последние 2.5 года.</text:p>
      <text:p text:style-name="P3"/>
      <text:p text:style-name="Text_20_body">Профессиональные навыки:</text:p>
      <text:p text:style-name="P3"><text:span text:style-name="T6"><text:tab/><text:tab/>·</text:span><text:span text:style-name="T2"> </text:span>Java SE <text:span text:style-name="T1">8</text:span></text:p>
      <text:p text:style-name="P3"><text:span text:style-name="T6"><text:tab/><text:tab/>·</text:span><text:span text:style-name="T2"> </text:span>Android SDK:</text:p>
      <text:p text:style-name="P5"><text:span text:style-name="T8"><text:tab/>o</text:span><text:span text:style-name="T4"> </text:span>Знание и умение использования компонентов: <text:span text:style-name="T1">Activity</text:span>, <text:span text:style-name="T1">Fragment</text:span>, <text:span text:style-name="T1">Service</text:span>,</text:p>
      <text:p text:style-name="P6">BroadcastReceiver, ContentProvider<text:span text:style-name="T1">, ContentResolver, Loader</text:span>.</text:p>
      <text:p text:style-name="P5"><text:span text:style-name="T8"><text:tab/>O </text:span>Умение проектировать интерфейс при помощи XML файлов, Google</text:p>
      <text:p text:style-name="P7">Design Patterns, Material Design.</text:p>
      <text:p text:style-name="P5"><text:span text:style-name="T9"><text:tab/>o</text:span><text:span text:style-name="T5"> </text:span>Знание сетевого взаимодействия<text:span text:style-name="T1">: Volley, REST API, SOAP, HTTP, JSON.</text:span></text:p>
      <text:p text:style-name="P5"><text:span text:style-name="T8"><text:tab/>o</text:span><text:span text:style-name="T4"> </text:span>Умение создавать виджеты и кастомизированные <text:span text:style-name="T1">View</text:span> компоненты, <text:s text:c="4"/><text:tab/>уведомления и пр</text:p>
      <text:p text:style-name="P5"><text:span text:style-name="T8"><text:tab/>o</text:span><text:span text:style-name="T4"> </text:span>Знание баз данных: SQLite, MySQL, язык запросов SQL.</text:p>
      <text:p text:style-name="P5"><text:span text:style-name="T8"><text:tab/>O </text:span>Умение работать с аудио, видео, файловой системой, камерой, вибрацией и пр.</text:p>
      <text:p text:style-name="P5"><text:span text:style-name="T8"><text:tab/>o</text:span><text:span text:style-name="T4"> </text:span>GoogleMaps API.</text:p>
      <text:p text:style-name="P5"><text:span text:style-name="T8"><text:tab/>o</text:span><text:span text:style-name="T4"> </text:span><text:span text:style-name="T1">Vkontakte</text:span> <text:span text:style-name="T1">API</text:span></text:p>
      <text:p text:style-name="P5"><text:span text:style-name="T8"><text:tab/>o</text:span><text:span text:style-name="T4"> </text:span><text:span text:style-name="T1">Google Analytics</text:span></text:p>
      <text:p text:style-name="P5"><text:span text:style-name="T8"><text:tab/>o</text:span><text:span text:style-name="T4"> </text:span>Умение работать со сторонними библиотеками</text:p>
      <text:p text:style-name="P8"/>
      <text:p text:style-name="P3"><text:span text:style-name="T6"><text:tab/><text:tab/>·</text:span><text:span text:style-name="T2"> </text:span><text:span text:style-name="T1">JPA</text:span>, Java Spring MVC (для написания серверной части)</text:p>
      <text:p text:style-name="P3"><text:span text:style-name="T6"><text:tab/><text:tab/>·</text:span><text:span text:style-name="T2"> </text:span>Знаком с <text:span text:style-name="T1">HTML</text:span>, <text:span text:style-name="T1">CSS</text:span>, <text:span text:style-name="T1">JavaScript</text:span>, шаблонизатором для сайтов <text:span text:style-name="T1">TwitterBootstrap</text:span>.</text:p>
      <text:p text:style-name="P3"><text:span text:style-name="T6"><text:tab/><text:tab/>·</text:span><text:span text:style-name="T2"> </text:span>ООП, паттерны проектирования.</text:p>
      <text:p text:style-name="P3"><text:span text:style-name="T6"><text:tab/><text:tab/>·</text:span><text:span text:style-name="T2"> </text:span>Английский на уровне чтения технической документации.</text:p>
      <text:p text:style-name="P3"><text:span text:style-name="T6"><text:tab/><text:tab/>· </text:span>Умение работать со средами разработки Eclipse, Android Studio и сборщиками <text:tab/><text:tab/><text:tab/>проектов Gradle, Maven.</text:p>
      <text:p text:style-name="P3"><text:soft-page-break/><text:span text:style-name="T6"><text:tab/><text:tab/>·</text:span><text:span text:style-name="T2"> </text:span>Github, Genymotion, UnitTest, TDD.</text:p>
      <text:p text:style-name="Text_20_body">Опыт работы (коммерческой разработки):</text:p>
      <text:p text:style-name="P3"><text:span text:style-name="T6"><text:tab/><text:tab/>·</text:span><text:span text:style-name="T2"> </text:span><text:span text:style-name="T1">OAO</text:span> «<text:span text:style-name="T1">ITC</text:span>-<text:span text:style-name="T1">Lab</text:span>», июнь 2013 – декабрь 2013.</text:p>
      <text:p text:style-name="P3"><text:span text:style-name="T7"><text:tab/><text:tab/>·</text:span><text:span text:style-name="T3"> </text:span>ОАО <text:span text:style-name="T1">«EastBanc Technologies», </text:span>июнь <text:span text:style-name="T1">2014 – </text:span>ноябрь <text:span text:style-name="T1">2014</text:span></text:p>
      <text:p text:style-name="P10">Перерывы в работе связаны с трудностью совмещения учебы, работы и военной кафедры. К лету эти трудности исчезали, и я мог свободно заниматься работой.</text:p>
      <text:p text:style-name="P2">Реализованные проекты:</text:p>
      <text:p text:style-name="P3"><text:span text:style-name="T6"><text:tab/><text:tab/>·</text:span><text:span text:style-name="T2"> </text:span>Ингосстрах Главный – <text:a xlink:type="simple" xlink:href="https://play.google.com/store/apps/details?id=etr.ingosstrah" text:style-name="Internet_20_link" text:visited-style-name="Visited_20_Internet_20_Link"><text:span text:style-name="T1">GooglePlay</text:span></text:a></text:p>
      <text:p text:style-name="P3"><text:span text:style-name="T1"><text:tab/><text:tab/><text:tab/>https://play.google.com/store/apps/details?id=etr.ingosstrah</text:span></text:p>
      <text:p text:style-name="P3"><text:span text:style-name="T6"><text:tab/><text:tab/>·</text:span><text:span text:style-name="T2"> </text:span>Ингосстрах для выезжающих зарубеж – <text:a xlink:type="simple" xlink:href="https://play.google.com/store/apps/details?id=ru.ingos.travel" text:style-name="Internet_20_link" text:visited-style-name="Visited_20_Internet_20_Link"><text:span text:style-name="T1">GooglePlay</text:span></text:a> </text:p>
      <text:p text:style-name="P3"><text:tab/><text:tab/><text:tab/>https://play.google.com/store/apps/details?id=ru.ingos.travel</text:p>
      <text:p text:style-name="P3"><text:span text:style-name="T6"><text:tab/><text:tab/>·</text:span><text:span text:style-name="T2"> </text:span>Приложение для фильма «Голодные игры» (заказчик – кинокомпания <text:span text:style-name="T1">Lionsgate</text:span>) <text:tab/><text:tab/><text:tab/>-<text:a xlink:type="simple" xlink:href="https://play.google.com/store/apps/details?id=com.lionsgate.android" text:style-name="Internet_20_link" text:visited-style-name="Visited_20_Internet_20_Link"><text:span text:style-name="T1">GooglePlay</text:span></text:a> </text:p>
      <text:p text:style-name="P3"><text:s/><text:tab/><text:tab/><text:tab/>https://play.google.com/store/apps/details?id=com.lionsgate.android</text:p>
      <text:p text:style-name="Text_20_body"/>
      <text:p text:style-name="P3"><text:span text:style-name="T6"><text:tab/><text:tab/>·</text:span><text:span text:style-name="T2"> </text:span>Дипломная работа «Клиент – серверное приложение для приюта бездомных <text:tab/><text:tab/><text:tab/>животных». Состоит из:</text:p>
      <text:p text:style-name="P11"><text:span text:style-name="T8">o</text:span><text:span text:style-name="T4"> </text:span>Клиент на <text:span text:style-name="T1">Android</text:span> (для пользователя)</text:p>
      <text:p text:style-name="P11"><text:span text:style-name="T8">o</text:span><text:span text:style-name="T4"> </text:span>Сервер на <text:span text:style-name="T1">JavaSpring MVC + JPA</text:span></text:p>
      <text:p text:style-name="P11"><text:span text:style-name="T8">o</text:span><text:span text:style-name="T4"> </text:span>Сайт на <text:span text:style-name="T1">TwitterBootstrap</text:span> + <text:span text:style-name="T1">HTML</text:span> (для администратора)</text:p>
      <text:p text:style-name="P11"><text:span text:style-name="T8">o</text:span><text:span text:style-name="T4"> </text:span>Удаленная БД на <text:span text:style-name="T1">MySQL</text:span></text:p>
      <text:p text:style-name="P12"><text:a xlink:type="simple" xlink:href="https://github.com/sbalakin/AnimalsShelter" text:style-name="Internet_20_link" text:visited-style-name="Visited_20_Internet_20_Link">Github</text:a> <text:span text:style-name="T1">- https://github.com/sbalakin/AnimalsShelter</text:span></text:p>
      <text:p text:style-name="P12"><text:a xlink:type="simple" xlink:href="https://www.youtube.com/watch?v=mgVouXU0ZAo" text:style-name="Internet_20_link" text:visited-style-name="Visited_20_Internet_20_Link">Youtube</text:a> <text:span text:style-name="T1">- https://www.youtube.com/watch?v=mgVouXU0ZAo</text:span></text:p>
      <text:p text:style-name="Text_20_body"/>
      <text:p text:style-name="Text_20_body">На данный момент я проживаю в городе Барнауле, т.к.  здесь я закончил ВУЗ. Но в сентябре 2015-го я собираюсь переехать в Москву. Для начала, решил найти работу, и потом неподалеку найти жилье. Поскольку, программировать я люблю больше, чем искать квартиры, то я был бы бесконечно благодарен Вашей помощи в данном вопросе.</text:p>
      <text:p text:style-name="P13"/>
      <text:p text:style-name="Text_20_body">Контактные данные:</text:p>
      <text:p text:style-name="P3"><text:span text:style-name="T6"><text:tab/><text:tab/>·</text:span><text:span text:style-name="T2"> </text:span>Телефон: 8-929-395-0801</text:p>
      <text:p text:style-name="P3"><text:span text:style-name="T6"><text:tab/><text:tab/>·</text:span><text:span text:style-name="T2"> </text:span><text:span text:style-name="T1">Skype</text:span>: <text:span text:style-name="T1">sirius1280</text:span></text:p>
      <text:p text:style-name="P4"><text:span text:style-name="T6"><text:tab/><text:tab/>·</text:span><text:span text:style-name="T2"> </text:span><text:span text:style-name="T1">Email: </text:span><text:a xlink:type="simple" xlink:href="mailto:sergey.balakin1993@gmail.com" text:style-name="Internet_20_link" text:visited-style-name="Visited_20_Internet_20_Link"><text:span text:style-name="T10">sergey.balakin1993@gmail.com</text:span></text:a></text:p>
      <text:p text:style-name="P9"/>
      <text:p text:style-name="Text_20_body">Благодарю за уделенное внимание!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Courier New" svg:font-family="'Courier New'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mbria Math" svg:font-family="'Cambria Math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8-24T10:32:16.99</meta:creation-date>
    <dc:date>2015-08-24T10:51:54.04</dc:date>
    <meta:editing-duration>PT19M35S</meta:editing-duration>
    <meta:editing-cycles>4</meta:editing-cycles>
    <meta:generator>OpenOffice/4.1.1$Win32 OpenOffice.org_project/411m6$Build-9775</meta:generator>
    <meta:document-statistic meta:table-count="0" meta:image-count="0" meta:object-count="0" meta:page-count="2" meta:paragraph-count="54" meta:word-count="379" meta:character-count="2930"/>
  </office:meta>
</office:document-meta>
</file>